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40000000F0DD13D300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fo:margin-left="0cm" fo:margin-right="0.182cm" fo:line-height="220%" fo:text-align="center" style:justify-single-word="false" fo:text-indent="0cm" style:auto-text-indent="false" style:page-number="1"/>
      <style:text-properties fo:color="#000000" loext:opacity="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2" style:family="paragraph" style:parent-style-name="Standard">
      <style:paragraph-properties fo:margin-left="0cm" fo:margin-right="0.182cm" fo:line-height="220%" fo:text-align="center" style:justify-single-word="false" fo:text-indent="0cm" style:auto-text-indent="false"/>
      <style:text-properties fo:color="#000000" loext:opacity="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3" style:family="paragraph" style:parent-style-name="Standard">
      <style:paragraph-properties fo:margin-left="0cm" fo:margin-right="0.182cm" fo:line-height="220%" fo:text-align="center" style:justify-single-word="false" fo:text-indent="0cm" style:auto-text-indent="false"/>
      <style:text-properties fo:color="#000000" loext:opacity="100%" style:font-name="Times New Roman" fo:font-size="12pt" fo:font-weight="bold" officeooo:paragraph-rsid="001557c4" style:font-name-asian="Times New Roman1" style:font-size-asian="12pt" style:font-weight-asian="bold" style:font-name-complex="Times New Roman1" style:font-size-complex="12pt"/>
    </style:style>
    <style:style style:name="P4" style:family="paragraph" style:parent-style-name="Standard">
      <style:paragraph-properties fo:margin-left="0cm" fo:margin-right="0.182cm" fo:line-height="220%" fo:text-align="center" style:justify-single-word="false" fo:text-indent="0cm" style:auto-text-indent="false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5" style:family="paragraph" style:parent-style-name="Standard">
      <style:paragraph-properties fo:margin-left="0cm" fo:margin-right="0.182cm" fo:line-height="220%" fo:text-align="center" style:justify-single-word="false" fo:text-indent="0cm" style:auto-text-indent="false"/>
    </style:style>
    <style:style style:name="P6" style:family="paragraph" style:parent-style-name="Standard">
      <style:paragraph-properties fo:margin-top="2.63cm" fo:margin-bottom="0cm" style:contextual-spacing="false" fo:line-height="100%" fo:text-align="center" style:justify-single-word="false"/>
    </style:style>
    <style:style style:name="P7" style:family="paragraph" style:parent-style-name="Standard">
      <style:paragraph-properties fo:margin-top="2.63cm" fo:margin-bottom="0cm" style:contextual-spacing="false" fo:line-height="100%" fo:text-align="center" style:justify-single-word="false"/>
      <style:text-properties fo:color="#000000" loext:opacity="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8" style:family="paragraph" style:parent-style-name="Standard">
      <style:paragraph-properties fo:margin-top="0.423cm" fo:margin-bottom="0cm" style:contextual-spacing="false" fo:line-height="100%" fo:text-align="center" style:justify-single-word="false"/>
      <style:text-properties fo:color="#000000" loext:opacity="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9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10" style:family="paragraph" style:parent-style-name="Standard">
      <style:text-properties fo:color="#000000" loext:opacity="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1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12" style:family="paragraph" style:parent-style-name="Standard" style:list-style-name="WWNum1">
      <style:paragraph-properties fo:margin-left="1.27cm" fo:margin-right="0cm" fo:line-height="150%" fo:text-align="start" style:justify-single-word="false" fo:text-indent="-0.635cm" style:auto-text-indent="false"/>
      <style:text-properties fo:color="#000000" loext:opacity="100%" style:font-name="Times New Roman" fo:font-size="12pt" officeooo:rsid="00113da8" officeooo:paragraph-rsid="00113da8" style:font-name-asian="Times New Roman1" style:font-size-asian="12pt" style:font-name-complex="Times New Roman1" style:font-size-complex="12pt"/>
    </style:style>
    <style:style style:name="P13" style:family="paragraph" style:parent-style-name="Standard" style:list-style-name="WWNum1">
      <style:paragraph-properties fo:margin-left="1.27cm" fo:margin-right="0cm" fo:line-height="150%" fo:text-align="start" style:justify-single-word="false" fo:text-indent="-0.635cm" style:auto-text-indent="false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14" style:family="paragraph" style:parent-style-name="Standard">
      <style:paragraph-properties fo:margin-left="6.324cm" fo:margin-right="0cm" fo:margin-top="0.418cm" fo:margin-bottom="0cm" style:contextual-spacing="false" fo:line-height="100%" fo:text-indent="0cm" style:auto-text-indent="false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15" style:family="paragraph" style:parent-style-name="Standard">
      <style:paragraph-properties fo:margin-top="1.764cm" fo:margin-bottom="0cm" style:contextual-spacing="false" fo:line-height="100%" fo:text-align="center" style:justify-single-word="false"/>
      <style:text-properties fo:color="#ee0000" loext:opacity="100%" style:font-name="Times New Roman" fo:font-size="12pt" fo:font-weight="bold" officeooo:rsid="00113da8" officeooo:paragraph-rsid="00113da8" style:font-name-asian="Times New Roman1" style:font-size-asian="12pt" style:font-weight-asian="bold" style:font-name-complex="Times New Roman1" style:font-size-complex="12pt"/>
    </style:style>
    <style:style style:name="P16" style:family="paragraph" style:parent-style-name="Standard">
      <style:paragraph-properties fo:margin-top="2.117cm" fo:margin-bottom="0cm" style:contextual-spacing="false" fo:line-height="100%" fo:text-align="center" style:justify-single-word="false"/>
      <style:text-properties fo:color="#000000" loext:opacity="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7" style:family="paragraph" style:parent-style-name="Standard">
      <style:paragraph-properties fo:margin-left="6.251cm" fo:margin-right="0cm" fo:line-height="110%" fo:text-align="justify" style:justify-single-word="false" fo:text-indent="0cm" style:auto-text-indent="false"/>
    </style:style>
    <style:style style:name="P18" style:family="paragraph" style:parent-style-name="Standard">
      <style:paragraph-properties fo:margin-left="6.249cm" fo:margin-right="0cm" fo:line-height="110%" fo:text-align="justify" style:justify-single-word="false" fo:text-indent="0cm" style:auto-text-indent="false"/>
      <style:text-properties fo:color="#000000" loext:opacity="100%" style:font-name="Times New Roman" fo:font-size="12pt" fo:font-style="italic" style:font-name-asian="Times New Roman1" style:font-size-asian="12pt" style:font-style-asian="italic" style:font-name-complex="Times New Roman1" style:font-size-complex="12pt"/>
    </style:style>
    <style:style style:name="P19" style:family="paragraph" style:parent-style-name="Standard">
      <style:paragraph-properties fo:margin-left="6.251cm" fo:margin-right="0cm" fo:line-height="100%" fo:text-align="end" style:justify-single-word="false" fo:text-indent="0cm" style:auto-text-indent="false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20" style:family="paragraph" style:parent-style-name="Standard">
      <style:paragraph-properties fo:margin-left="10.502cm" fo:margin-right="0cm" fo:line-height="100%" fo:text-indent="0cm" style:auto-text-indent="false"/>
    </style:style>
    <style:style style:name="P21" style:family="paragraph" style:parent-style-name="Standard">
      <style:paragraph-properties fo:margin-left="10.502cm" fo:margin-right="0cm" fo:line-height="100%" fo:text-indent="0cm" style:auto-text-indent="false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22" style:family="paragraph" style:parent-style-name="Standard"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23" style:family="paragraph" style:parent-style-name="Standard">
      <style:paragraph-properties fo:margin-left="6.295cm" fo:margin-right="0cm" fo:line-height="100%" fo:text-indent="0cm" style:auto-text-indent="false" fo:break-before="page"/>
      <style:text-properties fo:color="#000000" loext:opacity="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24" style:family="paragraph" style:parent-style-name="Standard">
      <style:paragraph-properties fo:margin-left="6.295cm" fo:margin-right="0cm" fo:line-height="100%" fo:text-indent="0cm" style:auto-text-indent="false"/>
      <style:text-properties fo:color="#000000" loext:opacity="100%" fo:font-size="12pt" fo:font-weight="bold" style:font-size-asian="12pt" style:font-weight-asian="bold" style:font-size-complex="12pt"/>
    </style:style>
    <style:style style:name="P25" style:family="paragraph" style:parent-style-name="Standard">
      <style:paragraph-properties fo:margin-left="0.501cm" fo:margin-right="0cm" fo:margin-top="0.423cm" fo:margin-bottom="0cm" style:contextual-spacing="false" fo:line-height="110%" fo:text-indent="-0.482cm" style:auto-text-indent="false">
        <style:tab-stops>
          <style:tab-stop style:position="14.252cm"/>
        </style:tab-stops>
      </style:paragraph-properties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26" style:family="paragraph" style:parent-style-name="Standard">
      <style:paragraph-properties fo:margin-left="0.499cm" fo:margin-right="0cm" fo:margin-top="0.423cm" fo:margin-bottom="0cm" style:contextual-spacing="false" fo:line-height="110%" fo:text-align="justify" style:justify-single-word="false" fo:text-indent="-0.499cm" style:auto-text-indent="false">
        <style:tab-stops>
          <style:tab-stop style:position="14.252cm"/>
        </style:tab-stops>
      </style:paragraph-properties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27" style:family="paragraph" style:parent-style-name="Standard">
      <style:paragraph-properties fo:margin-left="0.866cm" fo:margin-right="0cm" fo:margin-top="0.423cm" fo:margin-bottom="0cm" style:contextual-spacing="false" fo:line-height="110%" fo:text-align="justify" style:justify-single-word="false" fo:text-indent="0cm" style:auto-text-indent="false">
        <style:tab-stops>
          <style:tab-stop style:position="14.252cm"/>
        </style:tab-stops>
      </style:paragraph-properties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28" style:family="paragraph" style:parent-style-name="Standard">
      <style:paragraph-properties fo:margin-left="-0.101cm" fo:margin-right="0cm" fo:margin-top="0.423cm" fo:margin-bottom="0cm" style:contextual-spacing="false" fo:line-height="110%" fo:text-align="justify" style:justify-single-word="false" fo:text-indent="-0.9cm" style:auto-text-indent="false">
        <style:tab-stops>
          <style:tab-stop style:position="14.252cm"/>
        </style:tab-stops>
      </style:paragraph-properties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29" style:family="paragraph" style:parent-style-name="Standard">
      <style:paragraph-properties fo:margin-left="0.501cm" fo:margin-right="0cm" fo:line-height="110%" fo:text-align="justify" style:justify-single-word="false" fo:text-indent="0cm" style:auto-text-indent="false">
        <style:tab-stops>
          <style:tab-stop style:position="14.252cm"/>
        </style:tab-stops>
      </style:paragraph-properties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30" style:family="paragraph" style:parent-style-name="Standard">
      <style:paragraph-properties fo:line-height="110%" fo:text-align="justify" style:justify-single-word="false">
        <style:tab-stops>
          <style:tab-stop style:position="14.252cm"/>
        </style:tab-stops>
      </style:paragraph-properties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31" style:family="paragraph" style:parent-style-name="Standard">
      <style:paragraph-properties fo:margin-left="0.501cm" fo:margin-right="0cm" fo:margin-top="0.423cm" fo:margin-bottom="0cm" style:contextual-spacing="false" fo:line-height="110%" fo:text-align="justify" style:justify-single-word="false" fo:text-indent="0cm" style:auto-text-indent="false">
        <style:tab-stops>
          <style:tab-stop style:position="14.252cm"/>
        </style:tab-stops>
      </style:paragraph-properties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32" style:family="paragraph" style:parent-style-name="Standard">
      <style:paragraph-properties fo:margin-left="0.635cm" fo:margin-right="0cm" fo:margin-top="0.423cm" fo:margin-bottom="0cm" style:contextual-spacing="false" fo:line-height="110%" fo:text-align="justify" style:justify-single-word="false" fo:text-indent="0cm" style:auto-text-indent="false">
        <style:tab-stops>
          <style:tab-stop style:position="14.252cm"/>
        </style:tab-stops>
      </style:paragraph-properties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33" style:family="paragraph" style:parent-style-name="Standard">
      <style:paragraph-properties fo:margin-top="0.423cm" fo:margin-bottom="0cm" style:contextual-spacing="false" fo:line-height="110%" fo:text-align="justify" style:justify-single-word="false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34" style:family="paragraph" style:parent-style-name="Standard">
      <style:paragraph-properties fo:margin-top="0cm" fo:margin-bottom="0.423cm" style:contextual-spacing="false" fo:line-height="150%" fo:break-before="page"/>
      <style:text-properties fo:font-weight="bold" officeooo:rsid="0012a0fa" officeooo:paragraph-rsid="0012a0fa" style:font-weight-asian="bold" style:font-weight-complex="bold"/>
    </style:style>
    <style:style style:name="P35" style:family="paragraph" style:parent-style-name="Standard">
      <style:paragraph-properties fo:margin-top="0cm" fo:margin-bottom="0.423cm" style:contextual-spacing="false" fo:line-height="150%"/>
      <style:text-properties fo:font-weight="bold" officeooo:rsid="0012a0fa" officeooo:paragraph-rsid="0012a0fa" style:font-weight-asian="bold" style:font-weight-complex="bold"/>
    </style:style>
    <style:style style:name="P36" style:family="paragraph" style:parent-style-name="Standard">
      <style:paragraph-properties fo:margin-top="0cm" fo:margin-bottom="0.423cm" style:contextual-spacing="false" fo:line-height="150%"/>
      <style:text-properties fo:font-weight="bold" officeooo:rsid="0014324f" officeooo:paragraph-rsid="0014324f" style:font-weight-asian="bold" style:font-weight-complex="bold"/>
    </style:style>
    <style:style style:name="T1" style:family="text">
      <style:text-properties fo:color="#000000" loext:opacity="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2" style:family="text">
      <style:text-properties fo:color="#000000" loext:opacity="100%" style:font-name="Times New Roman" fo:font-size="12pt" fo:font-weight="bold" officeooo:rsid="00113da8" style:font-name-asian="Times New Roman1" style:font-size-asian="12pt" style:font-weight-asian="bold" style:font-name-complex="Times New Roman1" style:font-size-complex="12pt"/>
    </style:style>
    <style:style style:name="T3" style:family="text">
      <style:text-properties fo:color="#ee0000" loext:opacity="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4" style:family="text">
      <style:text-properties fo:color="#bf0041" loext:opacity="100%" style:font-name="Times New Roman" fo:font-size="14pt" fo:font-weight="bold" officeooo:rsid="0011ac9b" style:font-name-asian="Times New Roman1" style:font-size-asian="14pt" style:font-weight-asian="bold" style:font-name-complex="Times New Roman1" style:font-size-complex="14pt"/>
    </style:style>
    <style:style style:name="T5" style:family="text">
      <style:text-properties fo:color="#000000" loext:opacity="100%" style:font-name="Times New Roman" fo:font-size="12pt" fo:font-style="italic" style:font-name-asian="Times New Roman1" style:font-size-asian="12pt" style:font-style-asian="italic" style:font-name-complex="Times New Roman1" style:font-size-complex="12pt"/>
    </style:style>
    <style:style style:name="T6" style:family="text">
      <style:text-properties fo:color="#000000" loext:opacity="100%" style:font-name="Times New Roman" fo:font-size="12pt" fo:font-style="italic" officeooo:rsid="00113da8" style:font-name-asian="Times New Roman1" style:font-size-asian="12pt" style:font-style-asian="italic" style:font-name-complex="Times New Roman1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526cm, 0cm, 1.70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UTRAMIG</text:p>
      <text:p text:style-name="P3">FUNDAÇÃO DE EDUCAÇÃO PARA</text:p>
      <text:p text:style-name="P3"><text:s/>O TRABALHO DE MINAS GERAIS</text:p>
      <text:p text:style-name="P4"/>
      <text:p text:style-name="P4"/>
      <text:p text:style-name="P4"/>
      <text:p text:style-name="P4"/>
      <text:p text:style-name="P5"><text:span text:style-name="T1">CURSO TÉCNICO EM :</text:span><text:span text:style-name="T2">Informática </text:span></text:p>
      <text:p text:style-name="P4"/>
      <text:p text:style-name="P2">MOSTRA TECNOLÓGICA</text:p>
      <text:p text:style-name="Standard"/>
      <text:p text:style-name="P6"><text:span text:style-name="T3">NOME DO PROJETO – <text:s/></text:span><text:span text:style-name="T4">Outubro Rosa</text:span></text:p>
      <text:p text:style-name="P7"/>
      <text:p text:style-name="P8"/>
      <text:p text:style-name="P8"/>
      <text:p text:style-name="P8"/>
      <text:p text:style-name="P9">Belo Horizonte – MG</text:p>
      <text:p text:style-name="P9"/>
      <text:p text:style-name="P9">Novembro 2025</text:p>
      <text:p text:style-name="P10"/>
      <text:p text:style-name="P11"><text:tab/>GRUPO : </text:p>
      <text:list text:style-name="WWNum1">
        <text:list-item>
          <text:p text:style-name="P12">Ana Luiza De Jesus</text:p>
        </text:list-item>
        <text:list-item>
          <text:p text:style-name="P12">Bruna Leticia De Assis</text:p>
        </text:list-item>
        <text:list-item>
          <text:p text:style-name="P12"><text:soft-page-break/>Diogo Pereira Duarte</text:p>
        </text:list-item>
        <text:list-item>
          <text:p text:style-name="P12">Viviane S.M.,Nigre</text:p>
          <text:p text:style-name="P13"/>
        </text:list-item>
      </text:list>
      <text:p text:style-name="P14"/>
      <text:p text:style-name="P14"/>
      <text:p text:style-name="P14"/>
      <text:p text:style-name="P15">Outubro Rosa</text:p>
      <text:p text:style-name="P16"/>
      <text:p text:style-name="P17"><text:bookmark text:name="_l0kw2ncpssjr"/><text:span text:style-name="T5">Projeto da Mostra apresentado à Utramig, Fundação de Educação para o Trabalho de Minas Gerais, no curso Técnico de </text:span><text:span text:style-name="T6">Informática</text:span><text:span text:style-name="T5"> como requisito na disciplina de Informática Básica.</text:span></text:p>
      <text:p text:style-name="P18"/>
      <text:p text:style-name="P18"/>
      <text:p text:style-name="P18"/>
      <text:p text:style-name="P18"/>
      <text:p text:style-name="P19">Professora Lana Paula R.Nery</text:p>
      <text:p text:style-name="P20"/>
      <text:p text:style-name="P2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Belo Horizonte – MG</text:p>
      <text:p text:style-name="P9"/>
      <text:p text:style-name="P9">Junho 2025</text:p>
      <text:p text:style-name="P22"/>
      <text:p text:style-name="P23">SUMÁRIO</text:p>
      <text:p text:style-name="P24"/>
      <text:p text:style-name="P25">1 - <text:s/>Introdução ................................................................................................................04</text:p>
      <text:p text:style-name="P25">2 - Justificativa ...............................................................................................................05</text:p>
      <text:p text:style-name="P25">3 - Objetivos .......................................................................................................….......06</text:p>
      <text:p text:style-name="P26">4 - Descrição do Trabalho (Desenvolvimento) ………………………………...…......07</text:p>
      <text:p text:style-name="P27">4.1- Recursos Necessários .............................................................................…....07</text:p>
      <text:p text:style-name="P28"><text:tab/>5 - Conclusão .....................................................................................................…........ 08</text:p>
      <text:p text:style-name="P29"/>
      <text:p text:style-name="P30">Referências ......................................................................................................…......... 09</text:p>
      <text:p text:style-name="P31"/>
      <text:p text:style-name="P32"/>
      <text:p text:style-name="P32"/>
      <text:p text:style-name="P32"/>
      <text:p text:style-name="P32"/>
      <text:p text:style-name="P33"/>
      <text:p text:style-name="P33"/>
      <text:p text:style-name="P33"/>
      <text:p text:style-name="P33"/>
      <text:p text:style-name="P22"/>
      <text:p text:style-name="P34">1- <text:s/>Introdução</text:p>
      <text:p text:style-name="P35">O outubro Rosa e uma campanha mundial que busca conscientizar sobre a importância da prevenção e do diagnostico precoce do câncer de mama. No Brasil, tornou-se uma ação importante da mobilização social em prol da saúde da mulher.</text:p>
      <text:p text:style-name="P35"/>
      <text:p text:style-name="P35"/>
      <text:p text:style-name="P35"/>
      <text:p text:style-name="P35"/>
      <text:p text:style-name="P35">2- Justificativa</text:p>
      <text:p text:style-name="P35">o tema e relevante porque o câncer de mama e um dos mais comuns entre mulheres. Informar e incentivar a prevenção ajuda a salvar vidas e diminuir a mortalidade</text:p>
      <text:p text:style-name="P35"/>
      <text:p text:style-name="P35"/>
      <text:p text:style-name="P35"/>
      <text:p text:style-name="P35">3- <text:s/>Objetivos</text:p>
      <text:p text:style-name="P35">o objetivo do Outubro Rosa e conscientizar a população, principalmente as mulheres, sobre a importância da prevenção e do diagnostico precoce do câncer de mama</text:p>
      <text:p text:style-name="P35"/>
      <text:p text:style-name="P36">4- Desenvolvimento</text:p>
      <text:p text:style-name="P36">O trabalho aborda a origem e importância do Outubro Rosa, apresenta dados sobre o câncer de mama e ressalta as ações realizadas, como palestras, campanhas educativas e iluminação de espaços públicos. Destaca ainda como a informaçao e essencial para prevenir e tratar a doença</text:p>
      <text:p text:style-name="P36"/>
      <text:p text:style-name="P36"/>
      <text:p text:style-name="P36"><text:soft-page-break/>5-Recursos Necessários </text:p>
      <text:p text:style-name="P36">Material informativo, profissionais da saúde, espaços para palestras, apoio de instituições e meios de comunicação.</text:p>
      <text:p text:style-name="P36"/>
      <text:p text:style-name="P36"/>
      <text:p text:style-name="P36">6-Conclusão</text:p>
      <text:p text:style-name="P36">O Outubro Rosa mostra que a informação pode salvar vidas. A prevenção e o diagnostico precoce são fundamentais para garantir maiores chances de cura e qualidade de vida</text:p>
      <text:p text:style-name="P36"/>
      <text:p text:style-name="P36"/>
      <text:p text:style-name="P36">7-Referencias</text:p>
      <text:p text:style-name="P36">INCA-Instituto Nacional de Câncer</text:p>
      <text:p text:style-name="P36">Ministério da Saúde</text:p>
      <text:p text:style-name="P36">Organização Mundial da Saúde(OMS)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0" fo:widows="0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" style:num-suffix="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2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/>
    </style:style>
    <style:style style:name="MP3" style:family="paragraph" style:parent-style-name="Standard">
      <style:paragraph-properties fo:line-height="100%" fo:text-align="center" style:justify-single-word="false" fo:orphans="2" fo:widows="2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526cm, 0cm, 1.709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7cm" fo:margin-left="3cm" fo:margin-right="3cm" style:writing-mode="lr-tb" style:layout-grid-color="#c0c0c0" style:layout-grid-lines="2593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/>
      </style:header>
    </style:master-page>
    <style:master-page style:name="First_20_Page" style:display-name="First Page" style:page-layout-name="Mpm1" draw:style-name="Mdp1" style:next-style-name="Standard">
      <style:header>
        <text:p text:style-name="MP3"><draw:frame draw:style-name="Mfr1" draw:name="image1.jpg" text:anchor-type="as-char" svg:width="4.653cm" svg:height="1.36cm" draw:z-index="0"><draw:image xlink:href="Pictures/1000000000000140000000F0DD13D300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dc:date>2025-10-02T15:20:12.856184600</dc:date>
    <meta:editing-duration>PT23M3S</meta:editing-duration>
    <meta:editing-cycles>3</meta:editing-cycles>
    <meta:document-statistic meta:table-count="0" meta:image-count="1" meta:object-count="0" meta:page-count="5" meta:paragraph-count="44" meta:word-count="318" meta:character-count="2636" meta:non-whitespace-character-count="2352"/>
  </office:meta>
</office:document-meta>
</file>